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text-properties style:font-name="Century Schoolbook L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text-properties style:font-name="Century Schoolbook 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style:font-name="Century Schoolbook L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P7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style:font-name="Century Schoolbook L"/>
    </style:style>
    <style:style style:name="T2" style:family="text">
      <style:text-properties style:font-name="Century Schoolbook L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Century Schoolbook L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Century Schoolbook 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Century Schoolbook 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Century Schoolbook 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entury Schoolbook L" fo:font-size="14pt" fo:font-style="normal" style:font-size-asian="14pt" style:font-style-asian="normal" style:font-size-complex="14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</text:p>
      <text:p text:style-name="P2"><text:span text:style-name="T2">Name <text:s text:c="4"/></text:span><text:span text:style-name="T3">:- </text:span><text:span text:style-name="T1">Abrar Mahedavi</text:span></text:p>
      <text:p text:style-name="P2"><text:span text:style-name="T2">Roll No. </text:span><text:span text:style-name="T3">:- </text:span><text:span text:style-name="T1">21035</text:span></text:p>
      <text:p text:style-name="P2"><text:span text:style-name="T5">Title <text:s text:c="5"/></text:span><text:span text:style-name="T6">:- </text:span><text:span text:style-name="T4">Write a program in C to find shortest path between source <text:tab/><text:tab/><text:tab/> <text:s text:c="2"/>and destination using Dijkstra's algorithm.</text:span></text:p>
      <text:p text:style-name="P6">/*</text:p>
      <text:p text:style-name="P1"/>
      <text:p text:style-name="P5">Program :</text:p>
      <text:p text:style-name="P4"/>
      <text:p text:style-name="P1">#include &lt;stdio.h&gt;</text:p>
      <text:p text:style-name="P1">#define INFINITY 999<text:tab/><text:tab/><text:tab/><text:tab/>//Macro to assign 999 to INFINITY. </text:p>
      <text:p text:style-name="P1">#define MAX 30 <text:s text:c="9"/><text:tab/><text:tab/><text:tab/><text:tab/>//Macro to assign 30 to MAX. </text:p>
      <text:p text:style-name="P1">void input(int Graph[MAX][MAX]);<text:tab/>//Prototype for input function</text:p>
      <text:p text:style-name="P1">void DIJKSTRA(int Graph[MAX][MAX],int Numberofvertices);<text:tab/><text:tab/><text:tab/><text:tab/><text:tab/><text:tab/><text:tab/><text:tab/><text:tab/><text:tab/>//Prototype for DIJKSTRA function</text:p>
      <text:p text:style-name="P1">void output(int Graph[MAX][MAX],int Numberofvertices);<text:tab/><text:tab/><text:tab/><text:tab/><text:tab/><text:tab/><text:tab/><text:tab/><text:tab/><text:tab/><text:tab/>//Prototype for output function</text:p>
      <text:p text:style-name="P1"></text:p>
      <text:p text:style-name="P1">void input(int Graph[MAX][MAX])<text:tab/>//Function Definition for input</text:p>
      <text:p text:style-name="P1">{</text:p>
      <text:p text:style-name="P1"><text:tab/>int Numberofvertices;</text:p>
      <text:p text:style-name="P1"><text:tab/>int Weight,i,j;</text:p>
      <text:p text:style-name="P1"><text:tab/>printf("\n\n\tEnter the number of vertices you want \n");</text:p>
      <text:p text:style-name="P1"><text:tab/>scanf("%d",&amp;Numberofvertices);</text:p>
      <text:p text:style-name="P1"><text:tab/>printf("\n\n\tNumber of vertices are %d is ",Numberofvertices);</text:p>
      <text:p text:style-name="P1"><text:tab/>for(i=1;i&lt;=Numberofvertices;i++)</text:p>
      <text:p text:style-name="P1"><text:tab/>{</text:p>
      <text:p text:style-name="P1"><text:tab/><text:tab/>for(j=1;j&lt;=Numberofvertices;j++)</text:p>
      <text:p text:style-name="P1"><text:tab/><text:tab/>{</text:p>
      <text:p text:style-name="P1"><text:tab/><text:tab/><text:tab/>Graph[i][j]=INFINITY;</text:p>
      <text:p text:style-name="P1"><text:tab/><text:tab/>}</text:p>
      <text:p text:style-name="P1"><text:tab/>}</text:p>
      <text:p text:style-name="P1"><text:tab/>printf("IF THERE IS NO DIRECT CONNECTION BETWEEN THE NODES PLEASE WRITE AS 999\n");</text:p>
      <text:p text:style-name="P1"><text:tab/>for(i=1;i&lt;=Numberofvertices;i++)</text:p>
      <text:p text:style-name="P1"><text:tab/>{</text:p>
      <text:p text:style-name="P1"><text:tab/><text:tab/>for(j=i+1;j&lt;=Numberofvertices;j++)</text:p>
      <text:p text:style-name="P1"><text:soft-page-break/><text:tab/><text:tab/>{</text:p>
      <text:p text:style-name="P1"><text:tab/><text:tab/><text:tab/>printf("\n\n\tEnter the weight between %d and %d \n",i,j);</text:p>
      <text:p text:style-name="P1"><text:tab/><text:tab/><text:tab/>scanf("%d",&amp;Weight);</text:p>
      <text:p text:style-name="P1"><text:tab/><text:tab/><text:tab/>Graph[i][j]=Weight;</text:p>
      <text:p text:style-name="P1"><text:tab/><text:tab/><text:tab/>Graph[j][i]=Graph[i][j];</text:p>
      <text:p text:style-name="P1"><text:tab/><text:tab/>}</text:p>
      <text:p text:style-name="P1"><text:tab/>}</text:p>
      <text:p text:style-name="P1"><text:tab/>output(Graph,Numberofvertices);<text:tab/><text:tab/><text:span text:style-name="T7">//Calling of output function</text:span></text:p>
      <text:p text:style-name="P1"><text:tab/>DIJKSTRA(Graph,Numberofvertices);<text:tab/><text:span text:style-name="T7">//Calling of DIJKSTRA function</text:span></text:p>
      <text:p text:style-name="P1">}</text:p>
      <text:p text:style-name="P1"></text:p>
      <text:p text:style-name="P1">void output(int Graph[MAX][MAX],int Numberofvertices)</text:p>
      <text:p text:style-name="P1"><text:tab/><text:tab/><text:tab/><text:tab/><text:tab/><text:tab/><text:tab/>//Function Definition for output</text:p>
      <text:p text:style-name="P1">{</text:p>
      <text:p text:style-name="P1"><text:tab/>int i,j;</text:p>
      <text:p text:style-name="P1"><text:tab/>for(i=1;i&lt;=Numberofvertices;i++)</text:p>
      <text:p text:style-name="P1"><text:tab/>{</text:p>
      <text:p text:style-name="P1"><text:tab/><text:tab/>for(j=1;j&lt;=Numberofvertices;j++)</text:p>
      <text:p text:style-name="P1"><text:tab/><text:tab/>{</text:p>
      <text:p text:style-name="P1"><text:tab/><text:tab/><text:tab/>printf("\t%d\t",Graph[i][j]);</text:p>
      <text:p text:style-name="P1"><text:tab/><text:tab/>}</text:p>
      <text:p text:style-name="P1"><text:tab/>printf("\n");</text:p>
      <text:p text:style-name="P1"><text:tab/>}</text:p>
      <text:p text:style-name="P1">}</text:p>
      <text:p text:style-name="P1"/>
      <text:p text:style-name="P1">void DIJKSTRA(int Graph[MAX][MAX],int Numberofvertices)</text:p>
      <text:p text:style-name="P1"><text:tab/><text:tab/><text:tab/><text:tab/><text:tab/><text:tab/><text:tab/>//Function Definition for DIJKSTRA</text:p>
      <text:p text:style-name="P1">{</text:p>
      <text:p text:style-name="P1"><text:tab/>int Source,Destination;<text:tab/></text:p>
      <text:p text:style-name="P1"><text:tab/>int Current,Start,Minimum=0,temp,Shortestpath=0,NewDistance=0;</text:p>
      <text:p text:style-name="P1"><text:tab/>int i,middle,c,END=1234;</text:p>
      <text:p text:style-name="P1"><text:tab/>int Visited[MAX],Distance[MAX],Path[MAX];</text:p>
      <text:p text:style-name="P1"><text:tab/>printf("\n\n\t Enter the Source ");</text:p>
      <text:p text:style-name="P1"><text:tab/>scanf("%d",&amp;Source);</text:p>
      <text:p text:style-name="P1"><text:tab/>printf("\n\n\t Enter the Destination ");</text:p>
      <text:p text:style-name="P1"><text:tab/>scanf("%d",&amp;Destination);</text:p>
      <text:p text:style-name="P1"><text:tab/>printf("\n\n\t Source is %d \n",Source);</text:p>
      <text:p text:style-name="P1"><text:tab/>printf("\n\n\t Destination is %d \n ",Destination);</text:p>
      <text:p text:style-name="P1"><text:tab/></text:p>
      <text:p text:style-name="P1"><text:soft-page-break/></text:p>
      <text:p text:style-name="P1"/>
      <text:p text:style-name="P1"><text:tab/>for(i=1;i&lt;=Numberofvertices;i++)<text:tab/>//Initialize the Visited and Distance array <text:tab/><text:tab/><text:tab/><text:tab/><text:tab/><text:tab/><text:tab/>//to 0 and 999 respectively</text:p>
      <text:p text:style-name="P1"><text:tab/>{</text:p>
      <text:p text:style-name="P1"><text:tab/><text:tab/>Visited[i]=0;</text:p>
      <text:p text:style-name="P1"><text:tab/><text:tab/>Distance[i]=INFINITY;</text:p>
      <text:p text:style-name="P1"><text:tab/>}</text:p>
      <text:p text:style-name="P1"><text:tab/>Visited[Source]=1;</text:p>
      <text:p text:style-name="P1"><text:tab/>Distance[Source]=0;</text:p>
      <text:p text:style-name="P1"><text:tab/>Current=Source;</text:p>
      <text:p text:style-name="P1"><text:tab/>while(Current!=Destination)<text:tab/>//Loop till we get destination</text:p>
      <text:p text:style-name="P1"><text:tab/>{</text:p>
      <text:p text:style-name="P1"><text:tab/><text:tab/>Minimum=INFINITY;<text:tab/></text:p>
      <text:p text:style-name="P1"><text:tab/><text:tab/>Start=Distance[Current];</text:p>
      <text:p text:style-name="P1"><text:tab/><text:tab/>for(i=1;i&lt;=Numberofvertices;i++)</text:p>
      <text:p text:style-name="P1"><text:tab/><text:tab/>{</text:p>
      <text:p text:style-name="P1"><text:tab/><text:tab/><text:tab/>if(Visited[i]==0)</text:p>
      <text:p text:style-name="P1"><text:tab/><text:tab/><text:tab/>{</text:p>
      <text:p text:style-name="P1"><text:tab/><text:tab/><text:tab/><text:tab/>NewDistance = Start + Graph[Current][i];</text:p>
      <text:p text:style-name="P1"><text:tab/><text:tab/><text:tab/><text:tab/>if(NewDistance&lt;Distance[i])</text:p>
      <text:p text:style-name="P1"><text:tab/><text:tab/><text:tab/><text:tab/><text:tab/><text:tab/><text:tab/><text:tab/>//Distance Array being updated</text:p>
      <text:p text:style-name="P1"><text:tab/><text:tab/><text:tab/><text:tab/>{</text:p>
      <text:p text:style-name="P1"><text:tab/><text:tab/><text:tab/><text:tab/><text:tab/>Distance[i]=NewDistance;</text:p>
      <text:p text:style-name="P1"><text:tab/><text:tab/><text:tab/><text:tab/>}</text:p>
      <text:p text:style-name="P1"><text:tab/><text:tab/><text:tab/><text:tab/>if(Distance[i]&lt;Minimum)<text:tab/>//Minimum distance stored</text:p>
      <text:p text:style-name="P1"><text:tab/><text:tab/><text:tab/><text:tab/>{</text:p>
      <text:p text:style-name="P1"><text:tab/><text:tab/><text:tab/><text:tab/><text:tab/>Minimum=Distance[i];</text:p>
      <text:p text:style-name="P1"><text:tab/><text:tab/><text:tab/><text:tab/><text:tab/>temp=i;</text:p>
      <text:p text:style-name="P1"><text:tab/><text:tab/><text:tab/><text:tab/>}</text:p>
      <text:p text:style-name="P1"><text:tab/><text:tab/><text:tab/>}</text:p>
      <text:p text:style-name="P1"><text:tab/><text:tab/>}</text:p>
      <text:p text:style-name="P1"><text:tab/><text:tab/>Path[c++]=Current;<text:tab/><text:tab/>//Storing the path in Array</text:p>
      <text:p text:style-name="P1"><text:tab/><text:tab/>Current=temp;</text:p>
      <text:p text:style-name="P1"><text:tab/><text:tab/>Visited[Current]=1;</text:p>
      <text:p text:style-name="P1"><text:tab/>}</text:p>
      <text:p text:style-name="P1"><text:tab/>printf("\n");</text:p>
      <text:p text:style-name="P1"><text:tab/>Path [c] =END ; </text:p>
      <text:p text:style-name="P1"><text:tab/>printf("The shortest path is\n");</text:p>
      <text:p text:style-name="P1"><text:soft-page-break/><text:s text:c="5"/><text:tab/>for(i=0;Path[i]!=END;i++)</text:p>
      <text:p text:style-name="P1"><text:tab/>{ </text:p>
      <text:p text:style-name="P1"><text:tab/><text:tab/>printf("%d====&gt;",Path[i]);</text:p>
      <text:p text:style-name="P1"><text:tab/>} </text:p>
      <text:p text:style-name="P1"><text:tab/>printf("%d\n",Destination);</text:p>
      <text:p text:style-name="P1"><text:tab/>printf("Shortest Distance Between %d and %d is %d \n",Source,Destination,Minimum);</text:p>
      <text:p text:style-name="P1">}</text:p>
      <text:p text:style-name="P1"/>
      <text:p text:style-name="P1">int main()</text:p>
      <text:p text:style-name="P1">{</text:p>
      <text:p text:style-name="P1"><text:tab/>int Graph[MAX][MAX];</text:p>
      <text:p text:style-name="P1"><text:tab/>input(Graph);</text:p>
      <text:p text:style-name="P1"><text:tab/>return 0;</text:p>
      <text:p text:style-name="P1">}</text:p>
      <text:p text:style-name="P1"/>
      <text:p text:style-name="P7">Output :</text:p>
      <text:p text:style-name="P7"/>
      <text:p text:style-name="P3">compeng-sl2-08@compeng-sl2-08:~$ cd Abrar</text:p>
      <text:p text:style-name="P3">compeng-sl2-08@compeng-sl2-08:~/Abrar$ gcc DIJKSTRA.c</text:p>
      <text:p text:style-name="P3">compeng-sl2-08@compeng-sl2-08:~/Abrar$ ./a.out</text:p>
      <text:p text:style-name="P3"></text:p>
      <text:p text:style-name="P3"></text:p>
      <text:p text:style-name="P3"><text:tab/>Enter the number of vertices you want </text:p>
      <text:p text:style-name="P3">5</text:p>
      <text:p text:style-name="P3"></text:p>
      <text:p text:style-name="P3"></text:p>
      <text:p text:style-name="P3"><text:tab/>Number of vertices are 5 is IF THERE IS NO DIRECT CONNECTION BETWEEN THE NODES PLEASE WRITE AS 999</text:p>
      <text:p text:style-name="P3"></text:p>
      <text:p text:style-name="P3"></text:p>
      <text:p text:style-name="P3"><text:tab/>Enter the weight between 1 and 2 </text:p>
      <text:p text:style-name="P3">1</text:p>
      <text:p text:style-name="P3"></text:p>
      <text:p text:style-name="P3"></text:p>
      <text:p text:style-name="P3"><text:tab/>Enter the weight between 1 and 3 </text:p>
      <text:p text:style-name="P3">5</text:p>
      <text:p text:style-name="P3"></text:p>
      <text:p text:style-name="P3"></text:p>
      <text:p text:style-name="P3"><text:soft-page-break/><text:tab/>Enter the weight between 1 and 4 </text:p>
      <text:p text:style-name="P3">999</text:p>
      <text:p text:style-name="P3"></text:p>
      <text:p text:style-name="P3"></text:p>
      <text:p text:style-name="P3"><text:tab/>Enter the weight between 1 and 5 </text:p>
      <text:p text:style-name="P3">999</text:p>
      <text:p text:style-name="P3"></text:p>
      <text:p text:style-name="P3"></text:p>
      <text:p text:style-name="P3"><text:tab/>Enter the weight between 2 and 3 </text:p>
      <text:p text:style-name="P3">10</text:p>
      <text:p text:style-name="P3"></text:p>
      <text:p text:style-name="P3"></text:p>
      <text:p text:style-name="P3"><text:tab/>Enter the weight between 2 and 4 </text:p>
      <text:p text:style-name="P3">2</text:p>
      <text:p text:style-name="P3"></text:p>
      <text:p text:style-name="P3"></text:p>
      <text:p text:style-name="P3"><text:tab/>Enter the weight between 2 and 5 </text:p>
      <text:p text:style-name="P3">999</text:p>
      <text:p text:style-name="P3"></text:p>
      <text:p text:style-name="P3"></text:p>
      <text:p text:style-name="P3"><text:tab/>Enter the weight between 3 and 4 </text:p>
      <text:p text:style-name="P3">2</text:p>
      <text:p text:style-name="P3"></text:p>
      <text:p text:style-name="P3"></text:p>
      <text:p text:style-name="P3"><text:tab/>Enter the weight between 3 and 5 </text:p>
      <text:p text:style-name="P3">3</text:p>
      <text:p text:style-name="P3"></text:p>
      <text:p text:style-name="P3"></text:p>
      <text:p text:style-name="P3"><text:tab/>Enter the weight between 4 and 5 </text:p>
      <text:p text:style-name="P3">8</text:p>
      <text:p text:style-name="P3"><text:tab/>999<text:tab/><text:tab/>1<text:tab/><text:tab/>5<text:tab/><text:tab/>999<text:tab/><text:tab/>999<text:tab/></text:p>
      <text:p text:style-name="P3"><text:tab/>1<text:tab/><text:tab/>999<text:tab/><text:tab/>10<text:tab/><text:tab/>2<text:tab/><text:tab/>999<text:tab/></text:p>
      <text:p text:style-name="P3"><text:tab/>5<text:tab/><text:tab/>10<text:tab/><text:tab/>999<text:tab/><text:tab/>2<text:tab/><text:tab/>3<text:tab/></text:p>
      <text:p text:style-name="P3"><text:tab/>999<text:tab/><text:tab/>2<text:tab/><text:tab/>2<text:tab/><text:tab/>999<text:tab/><text:tab/>8<text:tab/></text:p>
      <text:p text:style-name="P3"><text:tab/>999<text:tab/><text:tab/>999<text:tab/><text:tab/>3<text:tab/><text:tab/>8<text:tab/><text:tab/>999<text:tab/></text:p>
      <text:p text:style-name="P3"></text:p>
      <text:p text:style-name="P3"></text:p>
      <text:p text:style-name="P3"><text:tab/> Enter the Source 1</text:p>
      <text:p text:style-name="P3"></text:p>
      <text:p text:style-name="P3"><text:soft-page-break/></text:p>
      <text:p text:style-name="P3"><text:tab/> Enter the Destination 5</text:p>
      <text:p text:style-name="P3"></text:p>
      <text:p text:style-name="P3"></text:p>
      <text:p text:style-name="P3"><text:tab/> Source is 1 </text:p>
      <text:p text:style-name="P3"></text:p>
      <text:p text:style-name="P3"></text:p>
      <text:p text:style-name="P3"><text:tab/> Destination is 5 </text:p>
      <text:p text:style-name="P3"><text:s/></text:p>
      <text:p text:style-name="P3">The shortest path is</text:p>
      <text:p text:style-name="P3">1====&gt;2====&gt;4====&gt;3====&gt;5</text:p>
      <text:p text:style-name="P3"/>
      <text:p text:style-name="P3">Shortest Distance Between 1 and 5 is 8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13:54:04</meta:creation-date>
    <dc:date>2014-09-04T14:28:43</dc:date>
    <meta:editing-duration>PT17M24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6" meta:paragraph-count="190" meta:word-count="475" meta:character-count="4150" meta:non-whitespace-character-count="3334"/>
  </office:meta>
</office:document-meta>
</file>